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7-09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4-14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1-06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0-21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7-08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4-16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2-15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0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4-06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1-04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0-06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7-05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4-15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1-24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0-19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7-15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4-13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2-01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0-06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8-18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5-21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1-02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0-03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7-03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4-02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1-31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0-05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7-24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7-20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6-27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5-29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4-20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3-23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2-27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8-01-2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7-12-15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7-11-29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7-10-20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7-09-25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7-08-24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7-07-2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7-06-29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7-05-31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7-04-28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7-03-27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7-02-24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7-01-26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6-12-29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6-11-29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6-11-01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6-09-28 1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6-08-24 1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6-07-27 1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6-06-29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6-05-25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6-04-28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6-03-30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6-02-25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6-01-27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5-12-22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5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5-10-28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5-10-02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5-08-28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5-07-31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5-06-24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5-05-26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5-04-2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5-02-23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5-01-30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4-12-27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4-11-2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4-10-27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4-09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4-08-29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4-08-01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4-06-27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4-05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4-04-28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4-03-24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4-02-2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4-01-31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48071362401</text:p>
          </table:table-cell>
          <table:table-cell office:value-type="string" calcext:value-type="string">
            <text:p>MA-A9W <text:s text:c="2"/>57, BERLIN, MA</text:p>
          </table:table-cell>
          <table:table-cell office:value-type="string" calcext:value-type="string">
            <text:p>2013-12-2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8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392" meta:object-count="0"/>
    <meta:user-defined meta:name="AppVersion">3.0</meta:user-defined>
  </office:meta>
</office:document-meta>
</file>